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6798f" officeooo:paragraph-rsid="0006798f"/>
    </style:style>
    <style:style style:name="P2" style:family="paragraph" style:parent-style-name="Text_20_body">
      <style:text-properties style:text-underline-style="none" officeooo:rsid="0007f2ca" officeooo:paragraph-rsid="0007f2ca"/>
    </style:style>
    <style:style style:name="P3" style:family="paragraph" style:parent-style-name="Text_20_body">
      <style:text-properties style:text-underline-style="none" officeooo:rsid="00090b83" officeooo:paragraph-rsid="00090b83"/>
    </style:style>
    <style:style style:name="P4" style:family="paragraph" style:parent-style-name="Text_20_body">
      <style:text-properties style:text-underline-style="none" officeooo:rsid="000a624f" officeooo:paragraph-rsid="000a624f"/>
    </style:style>
    <style:style style:name="P5" style:family="paragraph" style:parent-style-name="Text_20_body">
      <style:text-properties style:text-underline-style="none" officeooo:rsid="000c09ea" officeooo:paragraph-rsid="000c09ea"/>
    </style:style>
    <style:style style:name="P6" style:family="paragraph" style:parent-style-name="Text_20_body">
      <style:text-properties style:text-underline-style="none" officeooo:rsid="000db275" officeooo:paragraph-rsid="000db275"/>
    </style:style>
    <style:style style:name="P7" style:family="paragraph" style:parent-style-name="Text_20_body">
      <style:text-properties style:text-underline-style="none" officeooo:rsid="000f86a6" officeooo:paragraph-rsid="000f86a6"/>
    </style:style>
    <style:style style:name="P8" style:family="paragraph" style:parent-style-name="Text_20_body">
      <style:text-properties style:text-underline-style="none" officeooo:rsid="00100727" officeooo:paragraph-rsid="00100727"/>
    </style:style>
    <style:style style:name="P9" style:family="paragraph" style:parent-style-name="Text_20_body">
      <style:text-properties style:text-underline-style="none" officeooo:rsid="00100727" officeooo:paragraph-rsid="0011efa9"/>
    </style:style>
    <style:style style:name="P10" style:family="paragraph" style:parent-style-name="Text_20_body">
      <style:text-properties style:text-underline-style="none" officeooo:rsid="00130f10" officeooo:paragraph-rsid="00130f10"/>
    </style:style>
    <style:style style:name="P11" style:family="paragraph" style:parent-style-name="Text_20_body">
      <style:text-properties style:text-underline-style="solid" style:text-underline-width="auto" style:text-underline-color="font-color" officeooo:rsid="00147ce1" officeooo:paragraph-rsid="00147ce1"/>
    </style:style>
    <style:style style:name="P12" style:family="paragraph" style:parent-style-name="Text_20_body">
      <style:text-properties style:text-underline-style="solid" style:text-underline-width="auto" style:text-underline-color="font-color" officeooo:rsid="00156cb0" officeooo:paragraph-rsid="00156cb0"/>
    </style:style>
    <style:style style:name="P13" style:family="paragraph" style:parent-style-name="Text_20_body">
      <style:text-properties style:text-underline-style="none" officeooo:rsid="000c09ea" officeooo:paragraph-rsid="000c09ea"/>
    </style:style>
    <style:style style:name="P14" style:family="paragraph" style:parent-style-name="Text_20_body">
      <style:text-properties style:text-underline-style="none" officeooo:rsid="00156cb0" officeooo:paragraph-rsid="00156cb0"/>
    </style:style>
    <style:style style:name="P15" style:family="paragraph" style:parent-style-name="Text_20_body">
      <style:text-properties style:text-underline-style="none" officeooo:rsid="00090b83" officeooo:paragraph-rsid="000c09ea"/>
    </style:style>
    <style:style style:name="P16" style:family="paragraph" style:parent-style-name="Text_20_body">
      <style:text-properties fo:font-size="12pt" style:text-underline-style="none" officeooo:rsid="001829b9" officeooo:paragraph-rsid="001829b9" style:font-size-asian="10.5pt" style:font-size-complex="12pt"/>
    </style:style>
    <style:style style:name="P17" style:family="paragraph" style:parent-style-name="Title">
      <style:text-properties style:text-underline-style="solid" style:text-underline-width="auto" style:text-underline-color="font-color"/>
    </style:style>
    <style:style style:name="P18" style:family="paragraph" style:parent-style-name="Title">
      <style:text-properties fo:font-size="20pt" style:text-underline-style="solid" style:text-underline-width="auto" style:text-underline-color="font-color" officeooo:rsid="0007f2ca" officeooo:paragraph-rsid="001829b9" style:font-size-asian="20pt" style:font-size-complex="20pt"/>
    </style:style>
    <style:style style:name="T1" style:family="text">
      <style:text-properties officeooo:rsid="00090b83"/>
    </style:style>
    <style:style style:name="T2" style:family="text">
      <style:text-properties officeooo:rsid="000a624f"/>
    </style:style>
    <style:style style:name="T3" style:family="text">
      <style:text-properties officeooo:rsid="0011efa9"/>
    </style:style>
    <style:style style:name="T4" style:family="text">
      <style:text-properties officeooo:rsid="00147ce1"/>
    </style:style>
    <style:style style:name="T5" style:family="text">
      <style:text-properties officeooo:rsid="00156cb0"/>
    </style:style>
    <style:style style:name="T6" style:family="text">
      <style:text-properties officeooo:rsid="0015993f"/>
    </style:style>
    <style:style style:name="T7" style:family="text">
      <style:text-properties officeooo:rsid="001829b9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officeooo:rsid="00195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Aufgabe 1</text:span></text:p>
      <text:p text:style-name="P11">a)</text:p>
      <text:p text:style-name="P1"><text:span text:style-name="T4">1)</text:span> double x, y;</text:p>
      <text:p text:style-name="P2"><text:span text:style-name="T4">2</text:span>) char b = ‘<text:span text:style-name="T1">)</text:span>‘;</text:p>
      <text:p text:style-name="P3"><text:span text:style-name="T4">3</text:span>) 0.345</text:p>
      <text:p text:style-name="P3"><text:span text:style-name="T4">4</text:span>) in<text:span text:style-name="T2">teger</text:span></text:p>
      <text:p text:style-name="P4"><text:span text:style-name="T4">5</text:span>) funktioniert, Datentyp double</text:p>
      <text:p text:style-name="P5"><text:span text:style-name="T4">6</text:span>) <text:span text:style-name="T4">ja funktioniert, da es ein normaler String ist</text:span></text:p>
      <text:p text:style-name="P5"><text:span text:style-name="T4">7)</text:span> <text:span text:style-name="T5">Ja ist es eine gültige Konstante von Typ char, die Variable indiziert dann einen Zeilenumbruch</text:span></text:p>
      <text:p text:style-name="P14">8) 2 2/3 </text:p>
      <text:p text:style-name="P6"><text:span text:style-name="T5">9)</text:span> x = x + x; </text:p>
      <text:p text:style-name="P12">b)</text:p>
      <text:p text:style-name="P7"><text:span text:style-name="T5">1)</text:span> setzt eine Anzahl von Nullen vor die Zahl AnzahlNullen = Anzahl-1, <text:span text:style-name="T9">da %.8 bei einem double Sinn machen würde, aber nicht bei einem Integer</text:span></text:p>
      <text:p text:style-name="P7"><text:span text:style-name="T5">2</text:span>) <text:span text:style-name="T9">es passiert nichts</text:span></text:p>
      <text:p text:style-name="P8"><text:span text:style-name="T5">3</text:span>) <text:span text:style-name="T3">ja %e ist definiert</text:span></text:p>
      <text:p text:style-name="P8"><text:span text:style-name="T5">4</text:span>) %<text:span text:style-name="T3">h ist nicht definiert</text:span></text:p>
      <text:p text:style-name="P9"><text:span text:style-name="T5">5</text:span>) <text:span text:style-name="T3">00011 ABC 123.1</text:span></text:p>
      <text:p text:style-name="P9"><text:span text:style-name="T5">6</text:span>) <text:span text:style-name="T3">01.00</text:span></text:p>
      <text:p text:style-name="P12">c)</text:p>
      <text:p text:style-name="P10"><text:span text:style-name="T5">1</text:span>) <text:span text:style-name="T6">a.exe -x y</text:span></text:p>
      <text:p text:style-name="P10"><text:span text:style-name="T5">2</text:span>) gcc a.c -o <text:span text:style-name="T6">p</text:span></text:p>
      <text:p text:style-name="P15"/>
      <text:p text:style-name="P18">Aufgabe <text:span text:style-name="T7">4</text:span></text:p>
      <text:p text:style-name="P16">a) double arithmetischesMittel(int a, int b, int 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43:38.445000000</meta:creation-date>
    <dc:date>2018-10-30T13:10:48.106000000</dc:date>
    <meta:editing-duration>PT1H36M8S</meta:editing-duration>
    <meta:editing-cycles>9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23" meta:word-count="120" meta:character-count="588" meta:non-whitespace-character-count="489"/>
  </office:meta>
</office:document-meta>
</file>